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32.36pt"/>
    </style:style>
    <style:style style:name="co5" style:family="table-column">
      <style:table-column-properties fo:break-before="auto" style:column-width="144.6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RXEF050-2HFCT-ND</text:p>
          </table:table-cell>
          <table:table-cell office:value-type="string" calcext:value-type="string">
            <text:p>RXEF050-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277-1947-ND</text:p>
          </table:table-cell>
          <table:table-cell office:value-type="float" office:value="1727010" calcext:value-type="float">
            <text:p>17270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WM8672-ND</text:p>
          </table:table-cell>
          <table:table-cell office:value-type="float" office:value="1050570001" calcext:value-type="float">
            <text:p>10505700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3, J4</text:p>
          </table:table-cell>
          <table:table-cell office:value-type="string" calcext:value-type="string">
            <text:p>E682</text:p>
          </table:table-cell>
          <table:table-cell office:value-type="string" calcext:value-type="string">
            <text:p>732-5329-ND</text:p>
          </table:table-cell>
          <table:table-cell office:value-type="float" office:value="61302011121" calcext:value-type="float">
            <text:p>613020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OLED Conn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GPIO Header</text:p>
          </table:table-cell>
          <table:table-cell office:value-type="string" calcext:value-type="string">
            <text:p>455-2249-ND</text:p>
          </table:table-cell>
          <table:table-cell office:value-type="string" calcext:value-type="string">
            <text:p>B4B-XH-A(LF)(SN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RTC Conn</text:p>
          </table:table-cell>
          <table:table-cell office:value-type="string" calcext:value-type="string">
            <text:p>732-5318-ND</text:p>
          </table:table-cell>
          <table:table-cell office:value-type="float" office:value="61300511121" calcext:value-type="float">
            <text:p>613005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Serial Out</text:p>
          </table:table-cell>
          <table:table-cell office:value-type="string" calcext:value-type="string">
            <text:p>732-5317-ND</text:p>
          </table:table-cell>
          <table:table-cell office:value-type="float" office:value="61300411121" calcext:value-type="float">
            <text:p>613004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OCKETBEAGLE-SC-569</text:p>
          </table:table-cell>
          <table:table-cell office:value-type="string" calcext:value-type="string">
            <text:p>POCKETBEAGLE-SC-569-ND</text:p>
          </table:table-cell>
          <table:table-cell office:value-type="string" calcext:value-type="string">
            <text:p>POCKETBEAGLE-SC-5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CF14JT4K70CT-ND</text:p>
          </table:table-cell>
          <table:table-cell office:value-type="string" calcext:value-type="string">
            <text:p>CF14JT4K7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1219-1052-ND</text:p>
          </table:table-cell>
          <table:table-cell office:value-type="string" calcext:value-type="string">
            <text:p>FT24C256A-UDR-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 Socket</text:p>
          </table:table-cell>
          <table:table-cell office:value-type="string" calcext:value-type="string">
            <text:p>CONN IC DIP SOCKET 8POS TIN</text:p>
          </table:table-cell>
          <table:table-cell office:value-type="string" calcext:value-type="string">
            <text:p>AE9986-ND</text:p>
          </table:table-cell>
          <table:table-cell office:value-type="string" calcext:value-type="string">
            <text:p>A 08-LC-TT</text:p>
          </table:table-cell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1 P1 &amp; P2 Headers</text:p>
          </table:table-cell>
          <table:table-cell table:style-name="ce1" office:value-type="string" calcext:value-type="string">
            <text:p>CONN HEADER VERT 36POS 2.54MM</text:p>
          </table:table-cell>
          <table:table-cell table:style-name="ce1" office:value-type="string" calcext:value-type="string">
            <text:p>732-5309-ND</text:p>
          </table:table-cell>
          <table:table-cell office:value-type="float" office:value="61303621121" calcext:value-type="float">
            <text:p>61303621121</text:p>
          </table:table-cell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1 P1 &amp; P2 Sockets</text:p>
          </table:table-cell>
          <table:table-cell table:style-name="ce1" office:value-type="string" calcext:value-type="string">
            <text:p>CONN HDR 36POS 0.1 GOLD PCB</text:p>
          </table:table-cell>
          <table:table-cell table:style-name="ce1" office:value-type="string" calcext:value-type="string">
            <text:p>S7121-ND</text:p>
          </table:table-cell>
          <table:table-cell office:value-type="string" calcext:value-type="string">
            <text:p>PPPC182LFBN-R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20:47:43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04T20:50:23.904000000</dc:date>
    <meta:editing-duration>PT8M35S</meta:editing-duration>
    <meta:editing-cycles>5</meta:editing-cycles>
    <meta:generator>LibreOffice/6.3.1.2$Windows_X86_64 LibreOffice_project/b79626edf0065ac373bd1df5c28bd630b4424273</meta:generator>
    <meta:document-statistic meta:table-count="1" meta:cell-count="80" meta:object-count="0"/>
  </office:meta>
</office:document-meta>
</file>